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42cm" fo:min-width="2.6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42cm" fo:min-width="2.33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42cm" fo:min-width="1.97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5cm" fo:min-width="3.7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5cm" fo:min-width="4.7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5.25cm" fo:min-width="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4.25cm" fo:min-width="3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25cm" fo:min-width="2.7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75cm" fo:min-width="3.5cm"/>
      <style:paragraph-properties style:writing-mode="lr-tb"/>
    </style:style>
    <style:style style:name="gr30" style:family="graphic" style:parent-style-name="objectwithoutfill">
      <style:graphic-properties svg:stroke-color="#5983b0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3.75cm" fo:min-width="4.2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3.25cm" fo:min-width="3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1.75cm" svg:x="9.25cm" svg:y="10.5cm">
          <text:p text:style-name="P1">Buy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2.25cm" svg:x="16cm" svg:y="10.25cm">
          <text:p text:style-name="P1"><text:span text:style-name="T1">Command</text:span></text:p>
          <text:p text:style-name="P1">Status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cm" svg:height="1.75cm" svg:x="24.894cm" svg:y="10.5cm">
          <text:p text:style-name="P1">Micro-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cm" svg:height="1.75cm" svg:x="16.394cm" svg:y="4.9cm">
          <text:p text:style-name="P1">Se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4cm" svg:height="2.25cm" svg:x="24.894cm" svg:y="4.656cm">
          <text:p text:style-name="P1">S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4cm" svg:height="2.25cm" svg:x="32.644cm" svg:y="10.25cm">
          <text:p text:style-name="P1">Correspo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cm" svg:height="1.75cm" svg:x="32.644cm" svg:y="15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cm" svg:height="1.75cm" svg:x="32.644cm" svg:y="23.25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cm" svg:height="2.25cm" svg:x="32.644cm" svg:y="18.75cm">
          <text:p text:style-name="P1">Correspo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25cm" svg:y1="11.375cm" svg:x2="16cm" svg:y2="11.375cm" draw:start-shape="id1" draw:start-glue-point="1" draw:end-shape="id2" draw:end-glue-point="6" svg:d="M13250 11375h2750" svg:viewBox="0 0 2751 1">
          <text:p text:style-name="P2">1,N</text:p>
        </draw:connector>
        <draw:connector draw:style-name="gr5" draw:text-style-name="P3" draw:layer="layout" draw:type="line" svg:x1="20.5cm" svg:y1="11.375cm" svg:x2="24.894cm" svg:y2="11.375cm" draw:start-shape="id2" draw:start-glue-point="10" draw:end-shape="id3" draw:end-glue-point="3" svg:d="M20500 11375h4394" svg:viewBox="0 0 4395 1">
          <text:p text:style-name="P2">0,N</text:p>
        </draw:connector>
        <draw:connector draw:style-name="gr6" draw:text-style-name="P3" draw:layer="layout" draw:type="line" svg:x1="26.894cm" svg:y1="6.906cm" svg:x2="26.894cm" svg:y2="10.5cm" draw:start-shape="id4" draw:start-glue-point="8" draw:end-shape="id3" draw:end-glue-point="0" svg:d="M26894 6906v3594" svg:viewBox="0 0 1 3595">
          <text:p text:style-name="P2">1,1</text:p>
        </draw:connector>
        <draw:connector draw:style-name="gr7" draw:text-style-name="P3" draw:layer="layout" draw:type="line" svg:x1="20.394cm" svg:y1="5.775cm" svg:x2="24.894cm" svg:y2="5.781cm" draw:start-shape="id5" draw:start-glue-point="1" draw:end-shape="id4" draw:end-glue-point="6" svg:d="M20394 5775l4500 6" svg:viewBox="0 0 4501 7">
          <text:p text:style-name="P2">1,N</text:p>
        </draw:connector>
        <draw:connector draw:style-name="gr8" draw:text-style-name="P3" draw:layer="layout" draw:type="line" svg:x1="34.644cm" svg:y1="12.5cm" svg:x2="34.644cm" svg:y2="15cm" draw:start-shape="id6" draw:start-glue-point="8" draw:end-shape="id7" draw:end-glue-point="0" svg:d="M34644 12500v2500" svg:viewBox="0 0 1 2501">
          <text:p text:style-name="P2">0,1</text:p>
        </draw:connector>
        <draw:connector draw:style-name="gr9" draw:text-style-name="P3" draw:layer="layout" draw:type="line" svg:x1="34.644cm" svg:y1="16.75cm" svg:x2="34.644cm" svg:y2="18.75cm" draw:start-shape="id7" draw:start-glue-point="2" draw:end-shape="id8" draw:end-glue-point="4" svg:d="M34644 16750v2000" svg:viewBox="0 0 1 2001">
          <text:p text:style-name="P2">1,1</text:p>
        </draw:connector>
        <draw:connector draw:style-name="gr10" draw:text-style-name="P3" draw:layer="layout" draw:type="line" svg:x1="34.644cm" svg:y1="21cm" svg:x2="34.644cm" svg:y2="23.25cm" draw:start-shape="id8" draw:start-glue-point="8" draw:end-shape="id9" draw:end-glue-point="0" svg:d="M34644 21000v2250" svg:viewBox="0 0 1 2251">
          <text:p text:style-name="P2">1,N</text:p>
        </draw:connector>
        <draw:connector draw:style-name="gr11" draw:text-style-name="P3" draw:layer="layout" draw:type="line" svg:x1="28.894cm" svg:y1="11.375cm" svg:x2="32.644cm" svg:y2="11.375cm" draw:start-shape="id3" draw:start-glue-point="1" draw:end-shape="id6" draw:end-glue-point="6" svg:d="M28894 11375h3750" svg:viewBox="0 0 3751 1">
          <text:p text:style-name="P2">1,1</text:p>
        </draw:connector>
        <draw:custom-shape draw:style-name="gr12" draw:text-style-name="P1" xml:id="id10" draw:id="id10" draw:layer="layout" svg:width="3.5cm" svg:height="2.25cm" svg:x="25.144cm" svg:y="15cm">
          <text:p text:style-name="P1">Contai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1" draw:id="id11" draw:layer="layout" svg:width="3.25cm" svg:height="2cm" svg:x="25.294cm" svg:y="20cm">
          <text:p text:style-name="P1">Packages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6.894cm" svg:y1="12.25cm" svg:x2="26.894cm" svg:y2="15cm" draw:start-shape="id3" draw:start-glue-point="2" draw:end-shape="id10" draw:end-glue-point="4" svg:d="M26894 12250v2750" svg:viewBox="0 0 1 2751">
          <text:p text:style-name="P2">1,N</text:p>
        </draw:connector>
        <draw:connector draw:style-name="gr15" draw:text-style-name="P3" draw:layer="layout" draw:type="line" svg:x1="26.894cm" svg:y1="17.25cm" svg:x2="26.919cm" svg:y2="20cm" draw:start-shape="id10" draw:start-glue-point="8" draw:end-shape="id11" draw:end-glue-point="0" svg:d="M26894 17250l25 2750" svg:viewBox="0 0 26 2751">
          <text:p text:style-name="P2">1,1</text:p>
        </draw:connector>
        <draw:custom-shape draw:style-name="gr16" draw:text-style-name="P1" xml:id="id12" draw:id="id12" draw:layer="layout" svg:width="3.25cm" svg:height="1.5cm" svg:x="3.5cm" svg:y="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4cm" svg:height="2cm" svg:x="9.25cm" svg:y="4.75cm">
          <text:p text:style-name="P1">Repres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6.75cm" svg:y1="5.75cm" svg:x2="9.25cm" svg:y2="5.75cm" draw:start-shape="id12" draw:start-glue-point="1" draw:end-shape="id13" draw:end-glue-point="6" svg:d="M6750 5750h2500" svg:viewBox="0 0 2501 1">
          <text:p text:style-name="P2">0,1</text:p>
        </draw:connector>
        <draw:connector draw:style-name="gr19" draw:text-style-name="P3" draw:layer="layout" draw:type="line" svg:x1="11.25cm" svg:y1="6.75cm" svg:x2="11.25cm" svg:y2="10.5cm" draw:start-shape="id13" draw:start-glue-point="8" draw:end-shape="id1" draw:end-glue-point="0" svg:d="M11250 6750v3750" svg:viewBox="0 0 1 3751">
          <text:p text:style-name="P2">0,1</text:p>
        </draw:connector>
        <draw:connector draw:style-name="gr20" draw:text-style-name="P3" draw:layer="layout" draw:type="line" svg:x1="13.25cm" svg:y1="5.75cm" svg:x2="16.394cm" svg:y2="5.775cm" draw:start-shape="id13" draw:start-glue-point="10" draw:end-shape="id5" draw:end-glue-point="3" svg:d="M13250 5750l3144 25" svg:viewBox="0 0 3145 26">
          <text:p text:style-name="P2">1,1</text:p>
        </draw:connector>
        <draw:custom-shape draw:style-name="gr1" draw:text-style-name="P1" xml:id="id15" draw:id="id15" draw:layer="layout" svg:width="4cm" svg:height="1.75cm" svg:x="31.75cm" svg:y="2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4cm" svg:height="2.25cm" svg:x="22.5cm" svg:y="1.75cm">
          <text:p text:style-name="P1">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line" svg:x1="20.394cm" svg:y1="5.775cm" svg:x2="22.5cm" svg:y2="2.875cm" draw:start-shape="id5" draw:end-shape="id14" draw:end-glue-point="6" svg:d="M20394 5775l2106-2900" svg:viewBox="0 0 2107 2901">
          <text:p text:style-name="P2">0,N</text:p>
        </draw:connector>
        <draw:connector draw:style-name="gr21" draw:text-style-name="P4" draw:layer="layout" draw:type="line" svg:x1="26.5cm" svg:y1="2.875cm" svg:x2="31.75cm" svg:y2="2.875cm" draw:start-shape="id14" draw:start-glue-point="10" draw:end-shape="id15" draw:end-glue-point="3" svg:d="M26500 2875h5250" svg:viewBox="0 0 5251 1">
          <text:p text:style-name="P2">0,N</text:p>
        </draw:connector>
      </draw:page>
      <draw:page draw:name="page2" draw:style-name="dp1" draw:master-page-name="Default">
        <draw:custom-shape draw:style-name="gr22" draw:text-style-name="P5" draw:layer="layout" svg:width="4.25cm" svg:height="5.25cm" svg:x="4.5cm" svg:y="3.75cm">
          <text:p text:style-name="P5"><text:span text:style-name="T2">User</text:span></text:p>
          <text:p text:style-name="P5"><text:span text:style-name="T3">id</text:span></text:p>
          <text:p text:style-name="P5"><text:span text:style-name="T3">first_name</text:span></text:p>
          <text:p text:style-name="P5"><text:span text:style-name="T3">last_name</text:span></text:p>
          <text:p text:style-name="P5"><text:span text:style-name="T3">description</text:span></text:p>
          <text:p text:style-name="P5"><text:span text:style-name="T3">type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25cm" svg:height="5.25cm" svg:x="12cm" svg:y="6.75cm">
          <text:p text:style-name="P5"><text:span text:style-name="T2">Command</text:span></text:p>
          <text:p text:style-name="P5"><text:span text:style-name="T3">id</text:span></text:p>
          <text:p text:style-name="P5"><text:span text:style-name="T3">micro_service_id</text:span></text:p>
          <text:p text:style-name="P5"><text:span text:style-name="T3">buyer_id</text:span></text:p>
          <text:p text:style-name="P5"><text:span text:style-name="T3">date</text:span></text:p>
          <text:p text:style-name="P5"><text:span text:style-name="T3">status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4.5cm" svg:height="4.5cm" svg:x="21.25cm" svg:y="6.75cm">
          <text:p text:style-name="P5"><text:span text:style-name="T2">Micro_service</text:span></text:p>
          <text:p text:style-name="P5"><text:span text:style-name="T3">id</text:span></text:p>
          <text:p text:style-name="P5"><text:span text:style-name="T3">seller_id</text:span></text:p>
          <text:p text:style-name="P5"><text:span text:style-name="T3">delay</text:span></text:p>
          <text:p text:style-name="P5"><text:span text:style-name="T3">type_id</text:span></text:p>
          <draw:enhanced-geometry svg:viewBox="0 0 21600 21600" draw:type="rectangle" draw:enhanced-path="M 0 0 L 21600 0 21600 21600 0 21600 0 0 Z N"/>
        </draw:custom-shape>
        <draw:line draw:style-name="gr25" draw:text-style-name="P4" xml:id="id17" draw:id="id17" draw:layer="layout" svg:x1="22.25cm" svg:y1="9cm" svg:x2="20cm" svg:y2="9cm">
          <text:p/>
        </draw:line>
        <draw:line draw:style-name="gr25" draw:text-style-name="P4" xml:id="id30" draw:id="id30" draw:layer="layout" svg:x1="13.25cm" svg:y1="9.75cm" svg:x2="11.5cm" svg:y2="9.75cm">
          <text:p/>
        </draw:line>
        <draw:line draw:style-name="gr25" draw:text-style-name="P4" xml:id="id16" draw:id="id16" draw:layer="layout" svg:x1="18cm" svg:y1="9cm" svg:x2="17cm" svg:y2="9cm">
          <text:p/>
        </draw:line>
        <draw:line draw:style-name="gr25" draw:text-style-name="P4" xml:id="id19" draw:id="id19" draw:layer="layout" svg:x1="7.25cm" svg:y1="5cm" svg:x2="9.25cm" svg:y2="5cm">
          <text:p/>
        </draw:line>
        <draw:connector draw:style-name="gr25" draw:text-style-name="P4" draw:layer="layout" draw:type="line" svg:x1="18cm" svg:y1="9cm" svg:x2="20cm" svg:y2="9cm" draw:start-shape="id16" draw:start-glue-point="1" draw:end-shape="id17" draw:end-glue-point="3" svg:d="M18000 9000h2000" svg:viewBox="0 0 2001 1">
          <text:p/>
        </draw:connector>
        <draw:line draw:style-name="gr25" draw:text-style-name="P4" xml:id="id20" draw:id="id20" draw:layer="layout" svg:x1="26.75cm" svg:y1="10.5cm" svg:x2="24.75cm" svg:y2="10.5cm">
          <text:p/>
        </draw:line>
        <draw:custom-shape draw:style-name="gr26" draw:text-style-name="P5" draw:layer="layout" svg:width="5.5cm" svg:height="5.5cm" svg:x="14cm" svg:y="14.75cm">
          <text:p text:style-name="P5"><text:span text:style-name="T2">Package</text:span></text:p>
          <text:p text:style-name="P5"><text:span text:style-name="T3">id</text:span></text:p>
          <text:p text:style-name="P5"><text:span text:style-name="T3">micro_service_id</text:span></text:p>
          <text:p text:style-name="P5"><text:span text:style-name="T3">name</text:span></text:p>
          <text:p text:style-name="P5"><text:span text:style-name="T3">description</text:span></text:p>
          <text:p text:style-name="P5"><text:span text:style-name="T3">price</text:span></text:p>
          <draw:enhanced-geometry svg:viewBox="0 0 21600 21600" draw:type="rectangle" draw:enhanced-path="M 0 0 L 21600 0 21600 21600 0 21600 0 0 Z N"/>
        </draw:custom-shape>
        <draw:line draw:style-name="gr25" draw:text-style-name="P4" xml:id="id18" draw:id="id18" draw:layer="layout" svg:x1="19.25cm" svg:y1="17.25cm" svg:x2="20cm" svg:y2="17.25cm">
          <text:p/>
        </draw:line>
        <draw:connector draw:style-name="gr25" draw:text-style-name="P4" draw:layer="layout" draw:type="line" svg:x1="20cm" svg:y1="17.25cm" svg:x2="20cm" svg:y2="9cm" draw:start-shape="id18" draw:start-glue-point="1" draw:end-shape="id17" draw:end-glue-point="3" svg:d="M20000 17250v-8250" svg:viewBox="0 0 1 8251">
          <text:p/>
        </draw:connector>
        <draw:connector draw:style-name="gr25" draw:text-style-name="P3" xml:id="id26" draw:id="id26" draw:layer="layout" draw:type="line" svg:x1="9.25cm" svg:y1="5cm" svg:x2="29.843cm" svg:y2="5.307cm" draw:start-shape="id19" draw:start-glue-point="1" svg:d="M9250 5000l20593 307" svg:viewBox="0 0 20594 308">
          <text:p/>
        </draw:connector>
        <draw:custom-shape draw:style-name="gr27" draw:text-style-name="P6" draw:layer="layout" svg:width="4cm" svg:height="4.5cm" svg:x="27.25cm" svg:y="15cm">
          <text:p text:style-name="P6"><text:span text:style-name="T2">Category</text:span></text:p>
          <text:p text:style-name="P6"><text:span text:style-name="T4">id</text:span></text:p>
          <text:p text:style-name="P6"><text:span text:style-name="T4">type_id</text:span></text:p>
          <text:p text:style-name="P6"><text:span text:style-name="T4">name</text:span></text:p>
          <text:p text:style-name="P6"><text:span text:style-name="T4">description</text:span></text:p>
          <draw:enhanced-geometry svg:viewBox="0 0 21600 21600" draw:type="rectangle" draw:enhanced-path="M 0 0 L 21600 0 21600 21600 0 21600 0 0 Z N"/>
        </draw:custom-shape>
        <draw:line draw:style-name="gr25" draw:text-style-name="P4" xml:id="id21" draw:id="id21" draw:layer="layout" svg:x1="26.8cm" svg:y1="16.5cm" svg:x2="28.75cm" svg:y2="16.5cm">
          <text:p/>
        </draw:line>
        <draw:connector draw:style-name="gr25" draw:text-style-name="P4" draw:layer="layout" draw:type="line" svg:x1="26.75cm" svg:y1="10.5cm" svg:x2="26.8cm" svg:y2="16.5cm" draw:start-shape="id20" draw:start-glue-point="1" draw:end-shape="id21" draw:end-glue-point="3" svg:d="M26750 10500l50 6000" svg:viewBox="0 0 51 6001">
          <text:p/>
        </draw:connector>
        <draw:custom-shape draw:style-name="gr27" draw:text-style-name="P6" draw:layer="layout" svg:width="4cm" svg:height="4.5cm" svg:x="27.25cm" svg:y="21cm">
          <text:p text:style-name="P6"><text:span text:style-name="T2">Type</text:span></text:p>
          <text:p text:style-name="P6"><text:span text:style-name="T4">Id</text:span></text:p>
          <text:p text:style-name="P6"><text:span text:style-name="T4">name</text:span></text:p>
          <text:p text:style-name="P6"><text:span text:style-name="T4">description</text:span></text:p>
          <draw:enhanced-geometry svg:viewBox="0 0 21600 21600" draw:type="rectangle" draw:enhanced-path="M 0 0 L 21600 0 21600 21600 0 21600 0 0 Z N"/>
        </draw:custom-shape>
        <draw:line draw:style-name="gr25" draw:text-style-name="P4" xml:id="id22" draw:id="id22" draw:layer="layout" svg:x1="28.8cm" svg:y1="23cm" svg:x2="26.8cm" svg:y2="23cm">
          <text:p/>
        </draw:line>
        <draw:connector draw:style-name="gr25" draw:text-style-name="P4" draw:layer="layout" draw:type="line" svg:x1="26.8cm" svg:y1="23cm" svg:x2="26.8cm" svg:y2="16.5cm" draw:start-shape="id22" draw:start-glue-point="3" draw:end-shape="id21" draw:end-glue-point="3" svg:d="M26800 23000v-6500" svg:viewBox="0 0 1 6501">
          <text:p/>
        </draw:connector>
        <draw:custom-shape draw:style-name="gr28" draw:text-style-name="P5" draw:layer="layout" svg:width="3.25cm" svg:height="3.5cm" svg:x="4.5cm" svg:y="11.5cm">
          <text:p text:style-name="P5"><text:span text:style-name="T2">Buyer</text:span></text:p>
          <text:p text:style-name="P5"><text:span text:style-name="T3">id</text:span></text:p>
          <text:p text:style-name="P5"><text:span text:style-name="T3">user_id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4cm" svg:height="3cm" svg:x="33.5cm" svg:y="7.5cm">
          <text:p text:style-name="P5"><text:span text:style-name="T2">Seller</text:span></text:p>
          <text:p text:style-name="P5"><text:span text:style-name="T3">id</text:span></text:p>
          <text:p text:style-name="P5"><text:span text:style-name="T3">us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4" xml:id="id23" draw:id="id23" draw:layer="layout" svg:x1="32.75cm" svg:y1="9cm" svg:x2="35cm" svg:y2="9cm">
          <text:p/>
        </draw:line>
        <draw:line draw:style-name="gr25" draw:text-style-name="P4" xml:id="id31" draw:id="id31" draw:layer="layout" svg:x1="38.25cm" svg:y1="9.75cm" svg:x2="36.75cm" svg:y2="9.75cm">
          <text:p/>
        </draw:line>
        <draw:line draw:style-name="gr25" draw:text-style-name="P4" xml:id="id24" draw:id="id24" draw:layer="layout" svg:x1="24.75cm" svg:y1="9cm" svg:x2="26cm" svg:y2="9cm">
          <text:p/>
        </draw:line>
        <draw:connector draw:style-name="gr25" draw:text-style-name="P4" draw:layer="layout" draw:type="line" svg:x1="32.75cm" svg:y1="9cm" svg:x2="26cm" svg:y2="9cm" draw:start-shape="id23" draw:start-glue-point="3" draw:end-shape="id24" draw:end-glue-point="1" svg:d="M32750 9000h-6750" svg:viewBox="0 0 6751 1">
          <text:p/>
        </draw:connector>
        <draw:connector draw:style-name="gr30" draw:text-style-name="P4" draw:layer="layout" draw:type="line" svg:x1="38.158cm" svg:y1="5.295cm" svg:x2="29.843cm" svg:y2="5.307cm" draw:start-shape="id25" draw:start-glue-point="3" draw:end-shape="id26" draw:end-glue-point="3" svg:d="M38158 5295l-8315 12" svg:viewBox="0 0 8316 13">
          <text:p/>
        </draw:connector>
        <draw:line draw:style-name="gr25" draw:text-style-name="P4" xml:id="id28" draw:id="id28" draw:layer="layout" svg:x1="4cm" svg:y1="5cm" svg:x2="6.25cm" svg:y2="5cm">
          <text:p/>
        </draw:line>
        <draw:line draw:style-name="gr25" draw:text-style-name="P4" xml:id="id27" draw:id="id27" draw:layer="layout" svg:x1="4cm" svg:y1="13.5cm" svg:x2="5cm" svg:y2="13.5cm">
          <text:p/>
        </draw:line>
        <draw:connector draw:style-name="gr25" draw:text-style-name="P4" draw:layer="layout" draw:type="line" svg:x1="4cm" svg:y1="13.5cm" svg:x2="4cm" svg:y2="5cm" draw:start-shape="id27" draw:start-glue-point="3" draw:end-shape="id28" draw:end-glue-point="3" svg:d="M4000 13500v-8500" svg:viewBox="0 0 1 8501">
          <text:p/>
        </draw:connector>
        <draw:line draw:style-name="gr25" draw:text-style-name="P4" xml:id="id29" draw:id="id29" draw:layer="layout" svg:x1="6.5cm" svg:y1="13cm" svg:x2="8.5cm" svg:y2="13cm">
          <text:p/>
        </draw:line>
        <draw:connector draw:style-name="gr25" draw:text-style-name="P4" draw:layer="layout" draw:type="line" svg:x1="8.5cm" svg:y1="13cm" svg:x2="11.5cm" svg:y2="9.75cm" draw:start-shape="id29" draw:start-glue-point="1" draw:end-shape="id30" draw:end-glue-point="3" svg:d="M8500 13000l3000-3250" svg:viewBox="0 0 3001 3251">
          <text:p/>
        </draw:connector>
        <draw:connector draw:style-name="gr25" draw:text-style-name="P4" xml:id="id25" draw:id="id25" draw:layer="layout" draw:type="line" svg:x1="38.25cm" svg:y1="9.75cm" svg:x2="38.158cm" svg:y2="5.295cm" draw:start-shape="id31" draw:start-glue-point="1" svg:d="M38250 9750l-92-4455" svg:viewBox="0 0 93 4456">
          <text:p/>
        </draw:connector>
        <draw:custom-shape draw:style-name="gr31" draw:text-style-name="P7" draw:layer="layout" svg:width="4.75cm" svg:height="4cm" svg:x="33.75cm" svg:y="12.9cm">
          <text:p text:style-name="P7"><text:span text:style-name="T5">Se</text:span><text:span text:style-name="T5">lle</text:span><text:span text:style-name="T5">r_l</text:span><text:span text:style-name="T5">ev</text:span><text:span text:style-name="T5">el</text:span></text:p>
          <text:p text:style-name="P7"><text:span text:style-name="T4">id</text:span></text:p>
          <text:p text:style-name="P7"><text:span text:style-name="T4">sel</text:span><text:span text:style-name="T4">ler</text:span><text:span text:style-name="T4">_id</text:span></text:p>
          <text:p text:style-name="P7"><text:span text:style-name="T4">lev</text:span><text:span text:style-name="T4">el_</text:span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4cm" svg:height="3.5cm" svg:x="33.95cm" svg:y="21.5cm">
          <text:p text:style-name="P5"><text:span text:style-name="T2">L</text:span><text:span text:style-name="T2">e</text:span><text:span text:style-name="T2">v</text:span><text:span text:style-name="T2">e</text:span><text:span text:style-name="T2">l</text:span></text:p>
          <text:p text:style-name="P5"><text:span text:style-name="T3">i</text:span><text:span text:style-name="T3">d</text:span></text:p>
          <text:p text:style-name="P5"><text:span text:style-name="T3">n</text:span><text:span text:style-name="T3">a</text:span><text:span text:style-name="T3">m</text:span><text:span text:style-name="T3">e</text:span></text:p>
          <text:p text:style-name="P5"><text:span text:style-name="T3">d</text:span><text:span text:style-name="T3">e</text:span><text:span text:style-name="T3">s</text:span><text:span text:style-name="T3">c</text:span><text:span text:style-name="T3">ri</text:span><text:span text:style-name="T3">p</text:span><text:span text:style-name="T3">ti</text:span><text:span text:style-name="T3">o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4" xml:id="id34" draw:id="id34" draw:layer="layout" svg:x1="34.585cm" svg:y1="15.324cm" svg:x2="32.8cm" svg:y2="15.25cm">
          <text:p/>
        </draw:line>
        <draw:line draw:style-name="gr25" draw:text-style-name="P4" xml:id="id32" draw:id="id32" draw:layer="layout" svg:x1="35.25cm" svg:y1="22.9cm" svg:x2="33.35cm" svg:y2="22.85cm">
          <text:p/>
        </draw:line>
        <draw:line draw:style-name="gr25" draw:text-style-name="P4" xml:id="id33" draw:id="id33" draw:layer="layout" svg:x1="34.75cm" svg:y1="16cm" svg:x2="33.25cm" svg:y2="16cm">
          <text:p/>
        </draw:line>
        <draw:connector draw:style-name="gr25" draw:text-style-name="P4" draw:layer="layout" draw:type="line" svg:x1="33.35cm" svg:y1="22.875cm" svg:x2="33.25cm" svg:y2="16cm" draw:start-shape="id32" draw:start-glue-point="3" draw:end-shape="id33" draw:end-glue-point="3" svg:d="M33350 22875l-100-6875" svg:viewBox="0 0 101 6876">
          <text:p/>
        </draw:connector>
        <draw:connector draw:style-name="gr25" draw:text-style-name="P4" draw:layer="layout" draw:type="line" svg:x1="32.75cm" svg:y1="9cm" svg:x2="32.8cm" svg:y2="15.287cm" draw:start-shape="id23" draw:start-glue-point="3" draw:end-shape="id34" draw:end-glue-point="3" svg:d="M32750 9000l50 6287" svg:viewBox="0 0 51 628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30T15:23:28.832594729</meta:creation-date>
    <meta:generator>LibreOffice/7.0.1.2$Linux_X86_64 LibreOffice_project/7cbcfc562f6eb6708b5ff7d7397325de9e764452</meta:generator>
    <dc:date>2021-10-01T20:59:46.757939628</dc:date>
    <meta:editing-duration>PT7H30M10S</meta:editing-duration>
    <meta:editing-cycles>24</meta:editing-cycles>
    <meta:document-statistic meta:object-count="69"/>
  </office:meta>
</office:document-meta>
</file>